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d1d75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4"/>
          <table:table-cell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4"/>
          <table:table-cell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/>
          <table:table-cell table:style-name="ce3"/>
          <table:table-cell table:number-columns-repeated="3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style-name="ce3"/>
          <table:table-cell table:number-columns-repeated="4"/>
          <table:table-cell table:style-name="ce2" office:value-type="float" office:value="-2" calcext:value-type="float">
            <text:p>-2</text:p>
          </table:table-cell>
          <table:table-cell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16365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16364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3"/>
          <table:table-cell table:style-name="ce4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3"/>
          <table:table-cell table:style-name="ce4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2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style-name="ce4"/>
          <table:table-cell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style-name="ce4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4"/>
          <table:table-cell table:style-name="ce3"/>
          <table:table-cell table:style-name="ce4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style-name="ce4"/>
          <table:table-cell table:number-columns-repeated="1636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4" table:number-columns-repeated="4"/>
          <table:table-cell/>
          <table:table-cell table:style-name="ce2" office:value-type="float" office:value="-2" calcext:value-type="float">
            <text:p>-2</text:p>
          </table:table-cell>
          <table:table-cell table:style-name="ce4"/>
          <table:table-cell table:style-name="ce3"/>
          <table:table-cell table:style-name="ce4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ce4" table:number-columns-repeated="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ce3"/>
          <table:table-cell table:style-name="ce4" table:number-columns-repeated="2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4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4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4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4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4" table:number-columns-repeated="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ce3"/>
          <table:table-cell table:style-name="ce4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ce3"/>
          <table:table-cell table:style-name="ce4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6:59:12.280998300</meta:creation-date>
    <dc:date>2025-04-05T17:16:32.674451500</dc:date>
    <meta:editing-duration>PT5M45S</meta:editing-duration>
    <meta:editing-cycles>1</meta:editing-cycles>
    <meta:document-statistic meta:table-count="1" meta:cell-count="224" meta:object-count="0"/>
    <meta:generator>LibreOffice/25.2.1.2$Windows_X86_64 LibreOffice_project/d3abf4aee5fd705e4a92bba33a32f40bc4e56f49</meta:generator>
  </office:meta>
</office:document-meta>
</file>